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6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6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8"><text:tab/>;;;;;;;;;;;;;defw beanhere+room</text:p>
      <text:p text:style-name="P48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6"/>
      <text:p text:style-name="P52"><text:tab/>xor a</text:p>
      <text:p text:style-name="P52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2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7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2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2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2"><text:tab/>push ix</text:p>
      <text:p text:style-name="P16"><text:tab/>ld hl,resetrous</text:p>
      <text:p text:style-name="P16"><text:tab/>call z,jumptoroutine</text:p>
      <text:p text:style-name="P52"><text:tab/>pop ix</text:p>
      <text:p text:style-name="P34">notprintyet</text:p>
      <text:p text:style-name="P62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2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2"><text:tab/>push ix</text:p>
      <text:p text:style-name="P16"><text:tab/>ld hl,movingrous</text:p>
      <text:p text:style-name="P16"><text:tab/>call z,jumptoroutine</text:p>
      <text:p text:style-name="P52"><text:tab/>pop ix</text:p>
      <text:p text:style-name="P34">notinthisroom</text:p>
      <text:p text:style-name="P62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4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4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71">rubprintmoving</text:p>
      <text:p text:style-name="P71"><text:tab/>set 5,(ix+colour)<text:tab/><text:tab/>;;this instruction is patched !!!</text:p>
      <text:p text:style-name="P69"><text:tab/>call printmoving</text:p>
      <text:p text:style-name="P69"><text:tab/>res 5,(ix+colour)</text:p>
      <text:p text:style-name="P69"><text:tab/>ret</text:p>
      <text:p text:style-name="P3"/>
      <text:p text:style-name="P21">printmoving</text:p>
      <text:p text:style-name="P65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52"><text:tab/>and %01000111</text:p>
      <text:p text:style-name="P16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6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2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2"><text:tab/>push ix</text:p>
      <text:p text:style-name="P52"><text:tab/>ld a,5</text:p>
      <text:p text:style-name="P52"><text:tab/>call starttune</text:p>
      <text:p text:style-name="P16"><text:tab/>ld hl,youfoundcoinmess</text:p>
      <text:p text:style-name="P16"><text:tab/>call windowrou</text:p>
      <text:p text:style-name="P52"><text:tab/>pop ix</text:p>
      <text:p text:style-name="P34">notovercoin</text:p>
      <text:p text:style-name="P62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3"><text:tab/>push bc</text:p>
      <text:p text:style-name="P52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2"><text:tab/>pop ix</text:p>
      <text:p text:style-name="P16"><text:tab/>ld l,(ix+0)</text:p>
      <text:p text:style-name="P16"><text:tab/>ld a,(ix+1)</text:p>
      <text:p text:style-name="P16"><text:tab/>add a,6</text:p>
      <text:p text:style-name="P16"><text:tab/>ld h,a</text:p>
      <text:p text:style-name="P16"><text:tab/>ld a,91</text:p>
      <text:p text:style-name="P16"><text:tab/>call joincollide</text:p>
      <text:p text:style-name="P16"><text:tab/>jr nc,notdrowned</text:p>
      <text:p text:style-name="P3"/>
      <text:p text:style-name="P16"><text:tab/>ld a,30</text:p>
      <text:p text:style-name="P16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6"><text:tab/>ld hl,killedbyvolcano</text:p>
      <text:p text:style-name="P16"><text:tab/>ld a,(roomno)</text:p>
      <text:p text:style-name="P16"><text:tab/>cp 77</text:p>
      <text:p text:style-name="P16"><text:tab/>jr z,yesfellinlava</text:p>
      <text:p text:style-name="P16"><text:tab/>ld hl,killedbywater</text:p>
      <text:p text:style-name="P33">yesfellinlava</text:p>
      <text:p text:style-name="P33"><text:tab/>ld (killedmess),hl</text:p>
      <text:p text:style-name="P16">notdrowned</text:p>
      <text:p text:style-name="P52"><text:tab/>ld de,3</text:p>
      <text:p text:style-name="P52"><text:tab/>add ix,de</text:p>
      <text:p text:style-name="P52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2"><text:tab/>ld b,a</text:p>
      <text:p text:style-name="P33">updateflamelp</text:p>
      <text:p text:style-name="P53"><text:tab/>push bc</text:p>
      <text:p text:style-name="P16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6"><text:tab/>ld a,115</text:p>
      <text:p text:style-name="P16"><text:tab/>call collidewithdizzy3</text:p>
      <text:p text:style-name="P16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3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6"><text:tab/>ld e,(ix+0)</text:p>
      <text:p text:style-name="P16"><text:tab/>ld l,(ix+1)</text:p>
      <text:p text:style-name="P16"><text:tab/>ld a,115</text:p>
      <text:p text:style-name="P53">simprintflame</text:p>
      <text:p text:style-name="P53"><text:tab/>push ix</text:p>
      <text:p text:style-name="P40"><text:tab/>call store_sprite_vars</text:p>
      <text:p text:style-name="P16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33">pickupablerou</text:p>
      <text:p text:style-name="P33"><text:tab/>ld a,(pickup)</text:p>
      <text:p text:style-name="P16"><text:tab/>and a</text:p>
      <text:p text:style-name="P16"><text:tab/>ret z</text:p>
      <text:p text:style-name="P16"><text:tab/>call collidewithdizzy16</text:p>
      <text:p text:style-name="P16"><text:tab/>ret nc</text:p>
      <text:p text:style-name="P16"><text:tab/>xor a</text:p>
      <text:p text:style-name="P16"><text:tab/>ld (pickup),a</text:p>
      <text:p text:style-name="P16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6"><text:tab/>cp 1</text:p>
      <text:p text:style-name="P3"><text:tab/>jr z,pickingupbag</text:p>
      <text:p text:style-name="P16"><text:soft-page-break/><text:tab/>cp 3</text:p>
      <text:p text:style-name="P3"><text:tab/>jr z,pickupmanure </text:p>
      <text:p text:style-name="P16"><text:tab/>cp 32</text:p>
      <text:p text:style-name="P3"><text:tab/>jr c,notpickingupbag</text:p>
      <text:p text:style-name="P16"><text:tab/>cp 40</text:p>
      <text:p text:style-name="P3"><text:tab/>jp c,talkingtopeople</text:p>
      <text:p text:style-name="P3"/>
      <text:p text:style-name="P33">notpickingupbag</text:p>
      <text:p text:style-name="P9"><text:tab/>ld hl,objectscarried</text:p>
      <text:p text:style-name="P3"><text:tab/>ld b,0</text:p>
      <text:p text:style-name="P33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3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3">nomovingback</text:p>
      <text:p text:style-name="P9"><text:tab/>ld a,(slotno)</text:p>
      <text:p text:style-name="P3"><text:tab/>ld (objectscarried),a</text:p>
      <text:p text:style-name="P33">backtoinvent</text:p>
      <text:p text:style-name="P9"><text:tab/>ld (ix+room),255</text:p>
      <text:p text:style-name="P3"><text:tab/>jp inventoryrou</text:p>
      <text:p text:style-name="P33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3">resetpickupable<text:tab/>equ printmoving</text:p>
      <text:p text:style-name="P3"/>
      <text:p text:style-name="P33">pickingupbag</text:p>
      <text:p text:style-name="P33"><text:tab/>ld (bag),a</text:p>
      <text:p text:style-name="P16"><text:tab/>xor a</text:p>
      <text:p text:style-name="P16"><text:tab/>ld (objectscarried+2),a</text:p>
      <text:p text:style-name="P16"><text:tab/>jr backtoinvent</text:p>
      <text:p text:style-name="P33">pickupmanure</text:p>
      <text:p text:style-name="P33"><text:tab/>ld a,(manurehere+var1)</text:p>
      <text:p text:style-name="P16"><text:tab/>and a</text:p>
      <text:p text:style-name="P3"><text:tab/>jp nz,tryputtingdown1</text:p>
      <text:p text:style-name="P16"><text:tab/>ld hl,pickupmanuremess</text:p>
      <text:p text:style-name="P16"><text:tab/>ld a,1</text:p>
      <text:p text:style-name="P16"><text:tab/>ld (manurehere+var1),a</text:p>
      <text:p text:style-name="P16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6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69">;;;;;;;;;;;;;;;;;;;;;;;;;;;;;;;;;;;;;;;;;;;;;;;FLOATING LOG</text:p>
      <text:p text:style-name="P70">logrou</text:p>
      <text:p text:style-name="P9"><text:soft-page-break/><text:tab/>call flyback</text:p>
      <text:p text:style-name="P69"><text:tab/>call rubprintmoving</text:p>
      <text:p text:style-name="P70">resetlog</text:p>
      <text:p text:style-name="P70"><text:tab/>ld a,(ix+var1)</text:p>
      <text:p text:style-name="P69"><text:tab/>inc a</text:p>
      <text:p text:style-name="P69"><text:tab/>and 3</text:p>
      <text:p text:style-name="P69"><text:tab/>ld (ix+var1),a</text:p>
      <text:p text:style-name="P69"><text:tab/>jr nz,logup</text:p>
      <text:p text:style-name="P69"><text:tab/>ld a,2</text:p>
      <text:p text:style-name="P70">logup</text:p>
      <text:p text:style-name="P70"><text:tab/>ld b,a</text:p>
      <text:p text:style-name="P69"><text:tab/>ld a,(waterheight)</text:p>
      <text:p text:style-name="P69"><text:tab/>neg</text:p>
      <text:p text:style-name="P69"><text:tab/>add a,b</text:p>
      <text:p text:style-name="P69"><text:tab/>add a,162</text:p>
      <text:p text:style-name="P69"><text:tab/>ld (ix+movey),a</text:p>
      <text:p text:style-name="P69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16">;;;;;;;;;;;;;;;;;;;;;;;;;;;;;;;;;;;;;;;;;;;;;;;;;;;;MACHINES</text:p>
      <text:p text:style-name="P16"/>
      <text:p text:style-name="P33">resetmachines</text:p>
      <text:p text:style-name="P33"><text:tab/>ld a,(ix+var1)</text:p>
      <text:p text:style-name="P16"><text:tab/>rlca</text:p>
      <text:p text:style-name="P16"><text:tab/>ld b,a</text:p>
      <text:p text:style-name="P16"><text:tab/>ld a,(ix+colour)</text:p>
      <text:p text:style-name="P16"><text:tab/>and %01111101</text:p>
      <text:p text:style-name="P16"><text:tab/>ld c,a</text:p>
      <text:p text:style-name="P16"><text:tab/>ld a,(ix+var1)</text:p>
      <text:p text:style-name="P16"><text:tab/>rrca</text:p>
      <text:p text:style-name="P16"><text:tab/>or c</text:p>
      <text:p text:style-name="P16"><text:tab/>or b</text:p>
      <text:p text:style-name="P16"><text:tab/>ld (ix+colour),a</text:p>
      <text:p text:style-name="P16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3">portswitchrou</text:p>
      <text:p text:style-name="P33"><text:tab/>ld a,(pickup)</text:p>
      <text:p text:style-name="P16"><text:tab/>and a</text:p>
      <text:p text:style-name="P16"><text:tab/>ret z</text:p>
      <text:p text:style-name="P16"><text:tab/>call collidewithdizzy16</text:p>
      <text:p text:style-name="P16"><text:tab/>ret nc</text:p>
      <text:p text:style-name="P16"><text:tab/>ld a,(ix+var1)</text:p>
      <text:p text:style-name="P16"><text:tab/>and a</text:p>
      <text:p text:style-name="P16"><text:soft-page-break/><text:tab/>ret nz</text:p>
      <text:p text:style-name="P16"><text:tab/>xor a</text:p>
      <text:p text:style-name="P16"><text:tab/>ld (pickup),a</text:p>
      <text:p text:style-name="P16"><text:tab/>ld a,-2</text:p>
      <text:p text:style-name="P16"><text:tab/>ld (porthere+var1),a</text:p>
      <text:p text:style-name="P16"><text:tab/>ld a,2</text:p>
      <text:p text:style-name="P16"><text:tab/>ld (porthere+delay),a</text:p>
      <text:p text:style-name="P16"><text:tab/>ld a,1</text:p>
      <text:p text:style-name="P16"><text:tab/>ld (ix+var1),a</text:p>
      <text:p text:style-name="P16"><text:tab/>ld hl,throwswitchmess</text:p>
      <text:p text:style-name="P16"><text:tab/>jp windowrou</text:p>
      <text:p text:style-name="P16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3">proxpicture</text:p>
      <text:p text:style-name="P33"><text:tab/>defb 52<text:tab/>;;room</text:p>
      <text:p text:style-name="P16"><text:tab/>defb 62,104<text:tab/>;;;x,y</text:p>
      <text:p text:style-name="P16"><text:tab/>defb 5,16<text:tab/>;;;w,h</text:p>
      <text:p text:style-name="P33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6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6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16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6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6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6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6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2"><text:tab/>call openwindow<text:tab/></text:p>
      <text:p text:style-name="P52"><text:tab/>call flipifnecessary</text:p>
      <text:p text:style-name="P16"><text:tab/>call prtmessage1</text:p>
      <text:p text:style-name="P52"><text:tab/>call flipifnecessary</text:p>
      <text:p text:style-name="P52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5">changexy</text:p>
      <text:p text:style-name="P50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2"><text:tab/>ld a,6</text:p>
      <text:p text:style-name="P52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2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16"><text:tab/>if seecoins=0</text:p>
      <text:p text:style-name="P16"><text:tab/>call putcoinsinroom</text:p>
      <text:p text:style-name="P16"><text:tab/>call resetroommoving</text:p>
      <text:p text:style-name="P16"><text:tab/>endif</text:p>
      <text:p text:style-name="P16"/>
      <text:p text:style-name="P16"><text:tab/>if seecoins=1</text:p>
      <text:p text:style-name="P16"><text:tab/>call resetroommoving</text:p>
      <text:p text:style-name="P16"><text:tab/>call putcoinsinroom</text:p>
      <text:p text:style-name="P16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7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16"><text:tab/>ld hl,proxpicture</text:p>
      <text:p text:style-name="P16"><text:tab/>call checkproximity1</text:p>
      <text:p text:style-name="P31">tryputtingdown1</text:p>
      <text:p text:style-name="P31"><text:tab/>ld a,1</text:p>
      <text:p text:style-name="P16"><text:tab/>ld (tryputdownvar),a</text:p>
      <text:p text:style-name="P31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16"><text:tab/>ld a,(toomuchtohold)</text:p>
      <text:p text:style-name="P16"><text:tab/>ld hl,carryingtoomuchmess</text:p>
      <text:p text:style-name="P16"><text:tab/>and a</text:p>
      <text:p text:style-name="P16"><text:tab/>jr nz,gottoomuchpointer</text:p>
      <text:p text:style-name="P16"><text:tab/>ld hl,selectitemmess</text:p>
      <text:p text:style-name="P16">gottoomuchpointer</text:p>
      <text:p text:style-name="P16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0"><text:tab/>push ix</text:p>
      <text:p text:style-name="P16"><text:tab/>call resetuproom</text:p>
      <text:p text:style-name="P52"><text:tab/>pop ix</text:p>
      <text:p text:style-name="P16"><text:tab/>xor a</text:p>
      <text:p text:style-name="P16"><text:tab/>ld (tryputdownvar),a</text:p>
      <text:p text:style-name="P16"><text:tab/>ld (dontupdatedizzy),a</text:p>
      <text:p text:style-name="P16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31">checkproximity1</text:p>
      <text:p text:style-name="P31"><text:tab/>ld a,(roomno)</text:p>
      <text:p text:style-name="P16"><text:tab/>cp (hl)</text:p>
      <text:p text:style-name="P16"><text:tab/>ret nz</text:p>
      <text:p text:style-name="P16"><text:tab/>inc hl</text:p>
      <text:p text:style-name="P16"><text:tab/>ld e,(hl)</text:p>
      <text:p text:style-name="P16"><text:tab/>inc hl</text:p>
      <text:p text:style-name="P16"><text:tab/>ld d,(hl)</text:p>
      <text:p text:style-name="P16"><text:tab/>inc hl</text:p>
      <text:p text:style-name="P16"><text:tab/>ld a,(hl)</text:p>
      <text:p text:style-name="P16"><text:tab/>inc hl</text:p>
      <text:p text:style-name="P16"><text:tab/>ld b,(hl)</text:p>
      <text:p text:style-name="P16"><text:tab/>inc hl</text:p>
      <text:p text:style-name="P16"><text:tab/>push hl</text:p>
      <text:p text:style-name="P16"><text:tab/>ld l,a</text:p>
      <text:p text:style-name="P16"><text:tab/>ld h,b</text:p>
      <text:p text:style-name="P16"><text:tab/>ex de,hl</text:p>
      <text:p text:style-name="P16"><text:tab/>call proximitycollide</text:p>
      <text:p text:style-name="P16"><text:tab/>pop hl</text:p>
      <text:p text:style-name="P16"><text:tab/>ret nc</text:p>
      <text:p text:style-name="P16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2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2">poscheat<text:tab/>defb 0</text:p>
      <text:p text:style-name="P16">oldclock<text:tab/>defb 0</text:p>
      <text:p text:style-name="P16"><text:soft-page-break/>clock<text:tab/>defb 0</text:p>
      <text:p text:style-name="P52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2">colourtable<text:tab/>defb 2,3,4,5,6,5,4,3</text:p>
      <text:p text:style-name="P3">lastkeybyte<text:tab/>defb 0</text:p>
      <text:p text:style-name="P16">tryputdownvar<text:tab/>defb 0</text:p>
      <text:p text:style-name="P52">flipscreen<text:tab/>defb 0</text:p>
      <text:p text:style-name="P52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8T23:52:01.954550039</dc:date>
    <meta:editing-duration>P2DT5H21M3S</meta:editing-duration>
    <meta:editing-cycles>181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4" meta:non-whitespace-character-count="110665"/>
  </office:meta>
</office:document-meta>
</file>